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T MALTA (28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AT MALTA (28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ostle and the people on the island (28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postle and the people on the island (28:1-6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y first look on him as a murderer (28:1-4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y first look on him as a murderer (28:1-4).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risis (28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nclusion (28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postle and the people on the island (28:1-6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y first look on him as a murderer (28:1-4)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y finally look on him as a god (28:5-6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PAUL AT MALTA (28:1-10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postle and the people on the island (28:1-6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postle and the politician on the island (28:7-1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postle and the politician on the island (28:7-10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Paul heals Publius's father (28:7-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aul heals Publius's people (28:9-1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PAUL AT MALTA (28:1-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apostle and the people on the island (28:1-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apostle and the politician on the island (28:7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ACTS 28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PAUL AT MALTA (28:1-1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PAUL EN ROUTE TO ROME (28:11-14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PAUL IN ROME (28:15-31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AUL IN ROME (28:15-3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Where (28:15-16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Who (28:17-2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Who (28:17-29):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First meeting (28:17-22)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First meeting (28:17-22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review (28:17-2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ir reaction (28:21-2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Who (28:17-29):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First meeting (28:17-22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Second meeting (28:23-29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Second meeting (28:23-29)<text:s text:c="1"/></text:span><text:span text:style-name="a610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revelation (28:2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responses (28:24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reminder (28:25-2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Who (28:17-29):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First meeting (28:17-2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Second meeting (28:23-29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PAUL IN ROME (28:15-31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Where (28:15-16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Who (28:17-29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When (28:30-3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ACTS 28<text:s text:c="1"/></text:span><text:span text:style-name="a661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PAUL AT MALTA (28:1-10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PAUL EN ROUTE TO ROME (28:11-1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AUL IN ROME (28:15-31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8 </dc:title>
    <meta:initial-creator>David STRICKLAND</meta:initial-creator>
    <dc:creator>David STRICKLAND</dc:creator>
    <meta:creation-date>2020-02-22T17:30:09Z</meta:creation-date>
    <dc:date>2020-02-22T17:30:09Z</dc:date>
    <meta:template xlink:href="BibleStudy" xlink:type="simple"/>
    <meta:editing-cycles>1</meta:editing-cycles>
    <meta:editing-duration>PT0S</meta:editing-duration>
    <meta:document-statistic meta:paragraph-count="51" meta:word-count="366"/>
  </office:meta>
</office:document-meta>
</file>